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.P3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}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.P1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6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9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right ! important</text:p>
          </table:table-cell>
          <table:table-cell office:value-type="string" calcext:value-type="string">
            <text:p><text:s/>text-indent:0.748cm</text:p>
          </table:table-cell>
          <table:table-cell office:value-type="string" calcext:value-type="string">
            <text:p><text:s/>}</text:p>
          </table:table-cell>
          <table:table-cell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0.152cm</text:p>
          </table:table-cell>
          <table:table-cell office:value-type="string" calcext:value-type="string">
            <text:p><text:s/>line-height:0.386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0.116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1"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.748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1"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9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2" office:value-type="string" calcext:value-type="string">
            <text:p><text:s/>margin-left:1.03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6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2" office:value-type="string" calcext:value-type="string">
            <text:p>BOE 1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table:style-name="ce2" office:value-type="string" calcext:value-type="string">
            <text:p><text:s/>margin-left:1.03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table:style-name="ce2" office:value-type="string" calcext:value-type="string">
            <text:p>BOE 1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5.3cm</text:p>
          </table:table-cell>
          <table:table-cell office:value-type="string" calcext:value-type="string">
            <text:p><text:s/>margin-top:0.145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4.401cm</text:p>
          </table:table-cell>
          <table:table-cell office:value-type="string" calcext:value-type="string">
            <text:p><text:s/>margin-top:0.131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100%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7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8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0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2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2.538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3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7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3.971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8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3.016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9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3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0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0.446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0.212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0.564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2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0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2.554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2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2"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margin-top:0.145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95%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margin-top:0.004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7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8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2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1<text:span text:style-name="T1">nd</text:span> colomn</text:p>
          </table:table-cell>
        </table:table-row>
      </table:table>
      <table:named-expressions/>
      <table:database-ranges>
        <table:database-range table:name="__Anonymous_Sheet_DB__0" table:target-range-address="Sheet1.C3:Sheet1.O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currency-symbol number:language="ky" number:country="KG">сом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currency-symbol number:language="ky" number:country="KG">сом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.00.0000</text:date>, <text:time style:data-style-name="N2" text:time-value="11:35:33.8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5:49:13.168000000</meta:creation-date>
    <dc:date>2016-12-06T11:37:25.104000000</dc:date>
    <meta:editing-duration>PT5M15S</meta:editing-duration>
    <meta:editing-cycles>2</meta:editing-cycles>
    <meta:generator>LibreOffice/5.0.3.2$Windows_x86 LibreOffice_project/e5f16313668ac592c1bfb310f4390624e3dbfb75</meta:generator>
    <meta:document-statistic meta:table-count="1" meta:cell-count="408" meta:object-count="0"/>
  </office:meta>
</office:document-meta>
</file>